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BIL</text:p>
          </table:table-cell>
          <table:table-cell office:value-type="string" calcext:value-type="string">
            <text:p>KET</text:p>
          </table:table-cell>
          <table:table-cell office:value-type="string" calcext:value-type="string">
            <text:p>BL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IT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 office:value-type="string" calcext:value-type="string">
            <text:p>check_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ck_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4070" calcext:value-type="float">
            <text:p>101140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6790" calcext:value-type="float">
            <text:p>101167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10116301" calcext:value-type="float">
            <text:p>10116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6296" calcext:value-type="float">
            <text:p>10116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10116292" calcext:value-type="float">
            <text:p>10116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5274" calcext:value-type="float">
            <text:p>101152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10115273" calcext:value-type="float">
            <text:p>101152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10115270" calcext:value-type="float">
            <text:p>101152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30306322" calcext:value-type="float">
            <text:p>3030632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306302" calcext:value-type="float">
            <text:p>303063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30306307" calcext:value-type="float">
            <text:p>303063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30306025" calcext:value-type="float">
            <text:p>303060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6294" calcext:value-type="float">
            <text:p>3030629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15037" calcext:value-type="float">
            <text:p>101150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30306276" calcext:value-type="float">
            <text:p>303062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12370" calcext:value-type="float">
            <text:p>101123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2365" calcext:value-type="float">
            <text:p>101123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-1</text:p>
          </table:table-cell>
        </table:table-row>
        <table:table-row table:style-name="ro1">
          <table:table-cell office:value-type="float" office:value="10112364" calcext:value-type="float">
            <text:p>101123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2371" calcext:value-type="float">
            <text:p>101123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2368" calcext:value-type="float">
            <text:p>10112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2366" calcext:value-type="float">
            <text:p>101123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2367" calcext:value-type="float">
            <text:p>10112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2363" calcext:value-type="float">
            <text:p>101123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34:04.343241639</meta:creation-date>
    <dc:date>2017-09-28T17:04:52.180944124</dc:date>
    <meta:editing-duration>PT10M8S</meta:editing-duration>
    <meta:editing-cycles>2</meta:editing-cycles>
    <meta:generator>LibreOffice/5.1.6.2$Linux_X86_64 LibreOffice_project/10m0$Build-2</meta:generator>
    <meta:document-statistic meta:table-count="1" meta:cell-count="286" meta:object-count="0"/>
  </office:meta>
</office:document-meta>
</file>